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fo:padding="0.074cm" fo:border-left="none" fo:border-right="none" fo:border-top="none" fo:border-bottom="0.99pt solid #000000" style:join-border="false"/>
      <style:text-properties fo:language="en" fo:country="US"/>
    </style:style>
    <style:style style:name="P6" style:family="paragraph" style:parent-style-name="Heading_20_1">
      <style:paragraph-properties fo:text-align="justify" style:justify-single-word="false"/>
      <style:text-properties fo:language="en" fo:country="US"/>
    </style:style>
    <style:style style:name="P7" style:family="paragraph" style:parent-style-name="Heading_20_3">
      <style:paragraph-properties fo:text-align="justify" style:justify-single-word="false"/>
      <style:text-properties fo:language="en" fo:country="US"/>
    </style:style>
    <style:style style:name="P8" style:family="paragraph" style:parent-style-name="Heading_20_3">
      <style:paragraph-properties fo:text-align="justify" style:justify-single-word="false"/>
    </style:style>
    <style:style style:name="P9" style:family="paragraph" style:parent-style-name="Text_20_body" style:list-style-name="L1">
      <style:paragraph-properties fo:text-align="justify" style:justify-single-word="false"/>
      <style:text-properties style:font-name="DejaVu Sans Mono" fo:font-size="10pt" fo:language="en" fo:country="US" style:font-size-asian="10pt" style:font-size-complex="10pt"/>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74 : Add an xcosAddToolsMenu and xcosUpdateBlock to ease external tools integration.</text:h>
      <text:p text:style-name="P5"/>
      <text:p text:style-name="P4"/>
      <text:p text:style-name="P4">Version: 1.0</text:p>
      <text:p text:style-name="P4">Author: Clément David (clement.david@scilab-enterprises.com)</text:p>
      <text:p text:style-name="P4">Review: </text:p>
      <text:p text:style-name="P4">Commented: </text:p>
      <text:p text:style-name="P4">State:</text:p>
      <text:p text:style-name="P4">Scilab-Version: 5.4.0</text:p>
      <text:p text:style-name="P4">Created: Thu Jan <text:s/>5 2012</text:p>
      <text:p text:style-name="P5"/>
      <text:p text:style-name="P4"/>
      <text:h text:style-name="P7" text:outline-level="3">Abstract</text:h>
      <text:p text:style-name="P4">xcosAddToolsMenu create a new menu on the Xcos « Tools » menu item.</text:p>
      <text:p text:style-name="P3">xcosUpdateBlock update the block instance.</text:p>
      <text:p text:style-name="P4"/>
      <text:h text:style-name="P7" text:outline-level="3">Rationale</text:h>
      <text:p text:style-name="P4">External tools need to extract information from the diagram or the selected block. They also need to update some blocks parameters. Such menu can also be useful to execute some user treatments on the diagram (linearization, frequency response, particular code generation, ...).</text:p>
      <text:p text:style-name="P4"/>
      <text:p text:style-name="P4">Add a xcosAddToolsMenu will ease external tools integration and xcosUpdateBlock let the user update the block data according to some modification.</text:p>
      <text:p text:style-name="P4"/>
      <text:h text:style-name="P8" text:outline-level="3"><text:span text:style-name="Teletype"><text:span text:style-name="T2">Example Usage</text:span></text:span></text:h>
      <text:p text:style-name="Preformatted_20_Text"><text:span text:style-name="Teletype"><text:span text:style-name="T1">xcosAddToolsMenu("print plop", "disp(''plop'')");</text:span></text:span></text:p>
      <text:p text:style-name="Preformatted_20_Text"><text:span text:style-name="Teletype"><text:span text:style-name="T1">xcosAddToolsMenu("print selected block", "disp(blk)");</text:span></text:span></text:p>
      <text:p text:style-name="Preformatted_20_Text"><text:span text:style-name="Teletype"><text:span text:style-name="T1">xcosAddToolsMenu("print diagram", "disp(scs_m)");</text:span></text:span></text:p>
      <text:p text:style-name="P1"/>
      <text:p text:style-name="P1">function myExternalFunction(blk, scs_m)</text:p>
      <text:p text:style-name="Preformatted_20_Text"><text:span text:style-name="T3"><text:s text:c="4"/></text:span><text:span text:style-name="Teletype"><text:span text:style-name="T1">execstr(''[ok, blk] = '' + blk.gui + ''(''''set'''', blk)'') ;</text:span></text:span></text:p>
      <text:p text:style-name="Preformatted_20_Text"><text:span text:style-name="Teletype"><text:span text:style-name="T1"><text:s text:c="4"/>xcosUpdateBlock(blk) ;</text:span></text:span></text:p>
      <text:p text:style-name="P1">endfunction</text:p>
      <text:p text:style-name="Preformatted_20_Text"><text:span text:style-name="Teletype"><text:span text:style-name="T1">xcosAddToolsMenu("update block", "myExternalFunction(blk, scs_m)");</text:span></text:span></text:p>
      <text:h text:style-name="P7" text:outline-level="3">Changelog</text:h>
      <text:list xml:id="list2125409580" text:style-name="L1">
        <text:list-item>
          <text:list>
            <text:list-item>
              <text:p text:style-name="P9">– Initial Revision</text:p>
            </text:list-item>
            <text:list-item>
              <text:p text:style-name="P9">- Add xcosUpdateBlock</text:p>
            </text:list-item>
          </text:list>
        </text:list-item>
      </text:list>
      <text:h text:style-name="P7" text:outline-level="3">Copyright</text:h>
      <text:p text:style-name="P2"><text:tab/>This document has been placed under the license CeCILL-B - © Scilab Enterpr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ierre MARECHAL</meta:initial-creator>
    <meta:creation-date>2008-07-09T13:39:08</meta:creation-date>
    <dc:date>2012-01-24T14:52:16</dc:date>
    <meta:editing-cycles>31</meta:editing-cycles>
    <meta:editing-duration>PT5H25M40S</meta:editing-duration>
    <dc:creator>Clément David</dc:creator>
    <meta:document-statistic meta:table-count="0" meta:image-count="0" meta:object-count="0" meta:page-count="1" meta:paragraph-count="28" meta:word-count="167" meta:character-count="1297" meta:non-whitespace-character-count="1148"/>
    <meta:user-defined meta:name="Info 1"/>
    <meta:user-defined meta:name="Info 2"/>
    <meta:user-defined meta:name="Info 3"/>
    <meta:user-defined meta:name="Info 4"/>
  </office:meta>
</office:document-meta>
</file>